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굴림" svg:font-family="굴림" style:font-family-generic="modern" style:font-pitch="variable"/>
    <style:font-face style:name="굴림체" svg:font-family="굴림체" style:font-family-generic="modern" style:font-pitch="variable"/>
    <style:font-face style:name="돋움1" svg:font-family="돋움" style:font-family-generic="modern" style:font-pitch="variable"/>
    <style:font-face style:name="맑은 고딕" svg:font-family="'맑은 고딕'" style:font-family-generic="modern" style:font-pitch="variable"/>
    <style:font-face style:name="바탕체" svg:font-family="바탕체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1.582cm"/>
    </style:style>
    <style:style style:name="co2" style:family="table-column">
      <style:table-column-properties fo:break-before="auto" style:column-width="4.733cm"/>
    </style:style>
    <style:style style:name="co3" style:family="table-column">
      <style:table-column-properties fo:break-before="auto" style:column-width="3.367cm"/>
    </style:style>
    <style:style style:name="co4" style:family="table-column">
      <style:table-column-properties fo:break-before="auto" style:column-width="2.147cm"/>
    </style:style>
    <style:style style:name="co5" style:family="table-column">
      <style:table-column-properties fo:break-before="auto" style:column-width="4.001cm"/>
    </style:style>
    <style:style style:name="co6" style:family="table-column">
      <style:table-column-properties fo:break-before="auto" style:column-width="3.096cm"/>
    </style:style>
    <style:style style:name="co7" style:family="table-column">
      <style:table-column-properties fo:break-before="auto" style:column-width="2.282cm"/>
    </style:style>
    <style:style style:name="co8" style:family="table-column">
      <style:table-column-properties fo:break-before="auto" style:column-width="11.097cm"/>
    </style:style>
    <style:style style:name="co9" style:family="table-column">
      <style:table-column-properties fo:break-before="auto" style:column-width="2.26cm"/>
    </style:style>
    <style:style style:name="co10" style:family="table-column">
      <style:table-column-properties fo:break-before="auto" style:column-width="2.847cm"/>
    </style:style>
    <style:style style:name="co11" style:family="table-column">
      <style:table-column-properties fo:break-before="auto" style:column-width="6.802cm"/>
    </style:style>
    <style:style style:name="co12" style:family="table-column">
      <style:table-column-properties fo:break-before="auto" style:column-width="9.763cm"/>
    </style:style>
    <style:style style:name="co13" style:family="table-column">
      <style:table-column-properties fo:break-before="auto" style:column-width="1.9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131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PageStyle_5f_표지">
      <style:table-properties table:display="true" style:writing-mode="lr-tb"/>
    </style:style>
    <style:style style:name="ta2" style:family="table" style:master-page-name="PageStyle_5f_개정이력">
      <style:table-properties table:display="true" style:writing-mode="lr-tb"/>
    </style:style>
    <style:style style:name="ta3" style:family="table" style:master-page-name="PageStyle_5f_용어사전">
      <style:table-properties table:display="true" style:writing-mode="lr-tb"/>
    </style:style>
    <number:date-style style:name="N8076" number:language="ko" number:country="KR">
      <number:year number:style="long"/>
      <number:text>년 </number:text>
      <number:month/>
      <number:text>월 </number:text>
      <number:day/>
      <number:text>일</number:text>
    </number:date-style>
    <number:text-style style:name="N8100" number:language="ko" number:country="KR">
      <number:text-content/>
    </number:text-style>
    <style:style style:name="ce1" style:family="table-cell" style:parent-style-name="표준_5f_엑셀문서표준_28_세로_29_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굴림체" fo:font-size="11pt" fo:font-style="normal" fo:text-shadow="none" style:text-underline-style="none" fo:font-weight="normal" style:font-name-asian="굴림체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표준_5f_엑셀문서표준_28_세로_29_">
      <style:table-cell-properties fo:border-bottom="0.035cm solid #c0c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굴림체" fo:font-size="11pt" fo:font-style="normal" fo:text-shadow="none" style:text-underline-style="none" fo:font-weight="normal" style:font-name-asian="굴림체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표준_5f_엑셀문서표준_28_세로_29_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굴림체" fo:font-size="11pt" fo:font-style="normal" fo:text-shadow="none" style:text-underline-style="none" fo:font-weight="normal" style:font-name-asian="굴림체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표준_5f_엑셀문서표준_28_세로_29_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c0c0c0" style:vertical-align="middle"/>
      <style:paragraph-properties fo:margin-left="0cm" style:writing-mode="page"/>
      <style:text-properties fo:color="#000000" style:text-outline="false" style:text-line-through-style="none" style:font-name="굴림체" fo:font-size="26pt" fo:font-style="normal" fo:text-shadow="none" style:text-underline-style="none" fo:font-weight="bold" style:font-name-asian="굴림체" style:font-size-asian="26pt" style:font-style-asian="normal" style:font-weight-asian="bold" style:font-size-complex="26pt" style:font-style-complex="normal" style:font-weight-complex="bold"/>
    </style:style>
    <style:style style:name="ce5" style:family="table-cell" style:parent-style-name="표준_5f_엑셀문서표준_28_세로_29_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굴림체" fo:font-size="26pt" fo:font-style="normal" fo:text-shadow="none" style:text-underline-style="none" fo:font-weight="bold" style:font-name-asian="굴림체" style:font-size-asian="26pt" style:font-style-asian="normal" style:font-weight-asian="bold" style:font-size-complex="26pt" style:font-style-complex="normal" style:font-weight-complex="bold"/>
    </style:style>
    <style:style style:name="ce6" style:family="table-cell" style:parent-style-name="표준_5f_엑셀문서표준_28_세로_29_">
      <style:text-properties fo:color="#000000" style:text-outline="false" style:text-line-through-style="none" style:font-name="굴림체" fo:font-size="16pt" fo:font-style="normal" fo:text-shadow="none" style:text-underline-style="none" fo:font-weight="bold" style:font-name-asian="굴림체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표준_5f_엑셀문서표준_28_세로_29_" style:data-style-name="N8076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굴림체" fo:font-size="14pt" fo:font-style="normal" fo:text-shadow="none" style:text-underline-style="none" fo:font-weight="normal" style:font-name-asian="굴림체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표준_5f_엑셀문서표준_28_세로_29_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c0c0c0" style:vertical-align="middle"/>
      <style:paragraph-properties fo:margin-left="0cm" style:writing-mode="page"/>
      <style:text-properties fo:color="#000000" style:text-outline="false" style:text-line-through-style="none" style:font-name="굴림체" fo:font-size="11pt" fo:font-style="normal" fo:text-shadow="none" style:text-underline-style="none" fo:font-weight="normal" style:font-name-asian="굴림체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표준_5f_엑셀문서표준_28_세로_29_">
      <style:table-cell-properties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굴림체" fo:font-size="14pt" fo:font-style="normal" fo:text-shadow="none" style:text-underline-style="none" fo:font-weight="bold" style:font-name-asian="굴림체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표준_5f_엑셀문서표준_28_세로_29_">
      <style:table-cell-properties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굴림체" fo:font-size="10pt" fo:font-style="normal" fo:text-shadow="none" style:text-underline-style="none" fo:font-weight="bold" style:font-name-asian="굴림체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표준_5f_엑셀문서표준_28_세로_29_" style:data-style-name="N8100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표준_5f_요구사항추적표_28_웹_29__5f_양식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표준_5f_엑셀문서표준_28_세로_29_" style:data-style-name="N8076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표준_5f_엑셀문서표준_28_세로_29_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표준_5f_엑셀문서표준_28_세로_29_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표준_5f_엑셀문서표준_28_세로_29_">
      <style:table-cell-properties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굴림체" fo:font-size="10pt" fo:font-style="normal" fo:text-shadow="none" style:text-underline-style="none" fo:font-weight="bold" style:font-name-asian="굴림체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표준_5f_엑셀문서표준_28_세로_29_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표준_5f_요구사항추적표_28_웹_29__5f_양식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표준_5f_요구사항추적표_28_웹_29__5f_양식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굴림체" fo:font-size="20pt" fo:font-style="normal" fo:text-shadow="none" style:text-underline-style="none" fo:font-weight="bold" style:font-name-asian="굴림체" style:font-size-asian="20pt" style:font-style-asian="normal" style:font-weight-asian="bold" style:font-size-complex="20pt" style:font-style-complex="normal" style:font-weight-complex="bold"/>
    </style:style>
    <style:style style:name="ce21" style:family="table-cell" style:parent-style-name="Default">
      <style:table-cell-properties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굴림체" fo:font-size="10pt" fo:font-style="normal" fo:text-shadow="none" style:text-underline-style="none" fo:font-weight="normal" style:font-name-asian="굴림체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표지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6" table:default-cell-style-name="ce1"/>
        <table:table-column table:style-name="co4" table:number-columns-repeated="245" table:default-cell-style-name="ce1"/>
        <table:table-column table:style-name="co4" table:number-columns-repeated="767" table:default-cell-style-name="Default"/>
        <table:table-row table:style-name="ro1" table:number-rows-repeated="14">
          <table:table-cell table:number-columns-repeated="1024"/>
        </table:table-row>
        <table:table-row table:style-name="ro1">
          <table:table-cell table:style-name="ce2"/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3"/>
          <table:table-cell table:style-name="ce4" office:value-type="string">
            <text:p>용어사전</text:p>
          </table:table-cell>
          <table:table-cell table:style-name="ce8" table:number-columns-repeated="3"/>
          <table:table-cell table:number-columns-repeated="1019"/>
        </table:table-row>
        <table:table-row table:style-name="ro2">
          <table:table-cell/>
          <table:table-cell table:style-name="ce5" office:value-type="string">
            <text:p>V 1.3</text:p>
          </table:table-cell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3">
          <table:table-cell/>
          <table:table-cell table:style-name="ce6" office:value-type="string">
            <text:p>한글 끝말잇기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4">
          <table:table-cell/>
          <table:table-cell table:style-name="ce7" office:value-type="date" office:date-value="2021-02-24">
            <text:p>2021년 2월 24일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개정이력" table:style-name="ta2" table:print="false">
        <office:forms form:automatic-focus="false" form:apply-design-mode="false"/>
        <table:table-column table:style-name="co7" table:number-columns-repeated="2" table:default-cell-style-name="ce12"/>
        <table:table-column table:style-name="co8" table:default-cell-style-name="ce12"/>
        <table:table-column table:style-name="co9" table:default-cell-style-name="ce18"/>
        <table:table-column table:style-name="co4" table:default-cell-style-name="ce18"/>
        <table:table-column table:style-name="co4" table:number-columns-repeated="3" table:default-cell-style-name="ce12"/>
        <table:table-column table:style-name="co4" table:number-columns-repeated="249" table:default-cell-style-name="ce19"/>
        <table:table-column table:style-name="co4" table:number-columns-repeated="767" table:default-cell-style-name="Default"/>
        <table:table-row table:style-name="ro5">
          <table:table-cell table:style-name="ce9" office:value-type="string" table:number-columns-spanned="4" table:number-rows-spanned="1">
            <text:p>문서 개정이력표</text:p>
          </table:table-cell>
          <table:covered-table-cell table:number-columns-repeated="3" table:style-name="ce9"/>
          <table:table-cell table:number-columns-repeated="1020"/>
        </table:table-row>
        <table:table-row table:style-name="ro5">
          <table:table-cell table:style-name="ce10" office:value-type="string" table:number-columns-spanned="2" table:number-rows-spanned="1">
            <text:p>문서명</text:p>
          </table:table-cell>
          <table:covered-table-cell table:style-name="ce10"/>
          <table:table-cell table:style-name="ce15" office:value-type="string" table:number-columns-spanned="2" table:number-rows-spanned="1">
            <text:p>용어사전</text:p>
          </table:table-cell>
          <table:covered-table-cell table:style-name="ce15"/>
          <table:table-cell table:number-columns-repeated="1020"/>
        </table:table-row>
        <table:table-row table:style-name="ro5">
          <table:table-cell table:style-name="ce10" office:value-type="string">
            <text:p>버전</text:p>
          </table:table-cell>
          <table:table-cell table:style-name="ce10" office:value-type="string">
            <text:p>날짜</text:p>
          </table:table-cell>
          <table:table-cell table:style-name="ce16" office:value-type="string">
            <text:p>내용</text:p>
          </table:table-cell>
          <table:table-cell table:style-name="ce10" office:value-type="string">
            <text:p>작성자</text:p>
          </table:table-cell>
          <table:table-cell table:number-columns-repeated="1020"/>
        </table:table-row>
        <table:table-row table:style-name="ro5">
          <table:table-cell table:style-name="ce11" office:value-type="string">
            <text:p>1.0</text:p>
          </table:table-cell>
          <table:table-cell table:style-name="ce13" office:value-type="date" office:date-value="2021-02-24">
            <text:p>2021년 2월 24일</text:p>
          </table:table-cell>
          <table:table-cell table:style-name="ce17" office:value-type="string">
            <text:p>최초 작성</text:p>
          </table:table-cell>
          <table:table-cell table:style-name="ce14" office:value-type="string">
            <text:p>양지수</text:p>
          </table:table-cell>
          <table:table-cell table:number-columns-repeated="1020"/>
        </table:table-row>
        <table:table-row table:style-name="ro5">
          <table:table-cell table:style-name="ce11" office:value-type="string">
            <text:p>1.1</text:p>
          </table:table-cell>
          <table:table-cell table:style-name="ce14"/>
          <table:table-cell table:style-name="ce17"/>
          <table:table-cell table:style-name="ce14"/>
          <table:table-cell table:number-columns-repeated="1020"/>
        </table:table-row>
        <table:table-row table:style-name="ro5">
          <table:table-cell table:style-name="ce11" office:value-type="string">
            <text:p>1.2</text:p>
          </table:table-cell>
          <table:table-cell table:style-name="ce14"/>
          <table:table-cell table:style-name="ce17"/>
          <table:table-cell table:style-name="ce14"/>
          <table:table-cell table:number-columns-repeated="1020"/>
        </table:table-row>
        <table:table-row table:style-name="ro5">
          <table:table-cell table:style-name="ce11" office:value-type="string">
            <text:p>1.3</text:p>
          </table:table-cell>
          <table:table-cell table:style-name="ce14"/>
          <table:table-cell table:style-name="ce17"/>
          <table:table-cell table:style-name="ce14"/>
          <table:table-cell table:number-columns-repeated="1020"/>
        </table:table-row>
        <table:table-row table:style-name="ro5" table:number-rows-repeated="26">
          <table:table-cell table:style-name="ce11"/>
          <table:table-cell table:style-name="ce14"/>
          <table:table-cell table:style-name="ce17"/>
          <table:table-cell table:style-name="ce14"/>
          <table:table-cell table:number-columns-repeated="1020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Z_0754F2DC_ED90_4471_86D4_E614E6F96289__wvu_PrintTitles" table:base-cell-address="$표지.$A$1" table:cell-range-address="$개정이력.$A$1:.$AMJ$3"/>
          <table:named-range table:name="Z_24BC3DDD_4EB9_415E_B585_AF508A4EDFF7__wvu_PrintTitles" table:base-cell-address="$표지.$A$1" table:cell-range-address="$개정이력.$A$1:.$AMJ$3"/>
          <table:named-range table:name="Z_8686ECF0_FA19_4645_8491_7CAD330E1D7D__wvu_PrintTitles" table:base-cell-address="$표지.$A$1" table:cell-range-address="$개정이력.$A$1:.$AMJ$3"/>
          <table:named-range table:name="Z_94E17F66_7A19_4502_A7C0_E56DE4FD0E6F__wvu_PrintTitles" table:base-cell-address="$표지.$A$1" table:cell-range-address="$개정이력.$A$1:.$AMJ$3"/>
          <table:named-range table:name="Z_EC5DCA99_3E93_4E02_BD7E_EDEAC88213B7__wvu_PrintTitles" table:base-cell-address="$표지.$A$1" table:cell-range-address="$개정이력.$A$1:.$AMJ$3"/>
        </table:named-expressions>
      </table:table>
      <table:table table:name="용어사전" table:style-name="ta3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ce23"/>
        <table:table-column table:style-name="co12" table:default-cell-style-name="Default"/>
        <table:table-column table:style-name="co13" table:number-columns-repeated="1021" table:default-cell-style-name="Default"/>
        <table:table-row table:style-name="ro6">
          <table:table-cell table:style-name="ce20" office:value-type="string" table:number-columns-spanned="3" table:number-rows-spanned="1">
            <text:p>용어사전</text:p>
          </table:table-cell>
          <table:covered-table-cell table:number-columns-repeated="2" table:style-name="ce20"/>
          <table:table-cell table:number-columns-repeated="1021"/>
        </table:table-row>
        <table:table-row table:style-name="ro7">
          <table:table-cell table:style-name="ce21" office:value-type="string">
            <text:p>시스템명</text:p>
          </table:table-cell>
          <table:table-cell table:style-name="ce24" office:value-type="string" table:number-columns-spanned="2" table:number-rows-spanned="1">
            <text:p>한글 끝말잇기 게임</text:p>
          </table:table-cell>
          <table:covered-table-cell table:style-name="ce24"/>
          <table:table-cell table:number-columns-repeated="1021"/>
        </table:table-row>
        <table:table-row table:style-name="ro7">
          <table:table-cell table:style-name="ce22" office:value-type="string">
            <text:p>용어명</text:p>
          </table:table-cell>
          <table:table-cell table:style-name="ce22" office:value-type="string">
            <text:p>영문Full명</text:p>
          </table:table-cell>
          <table:table-cell table:style-name="ce22" office:value-type="string">
            <text:p>설명</text:p>
          </table:table-cell>
          <table:table-cell table:number-columns-repeated="1021"/>
        </table:table-row>
        <table:table-row table:style-name="ro1">
          <table:table-cell office:value-type="string">
            <text:p>배경음악</text:p>
          </table:table-cell>
          <table:table-cell office:value-type="string">
            <text:p>BACKMUSIC</text:p>
          </table:table-cell>
          <table:table-cell office:value-type="string">
            <text:p>배경음악</text:p>
          </table:table-cell>
          <table:table-cell table:number-columns-repeated="1021"/>
        </table:table-row>
        <table:table-row table:style-name="ro1">
          <table:table-cell office:value-type="string">
            <text:p>배경음악 제목</text:p>
          </table:table-cell>
          <table:table-cell office:value-type="string">
            <text:p>BACKMUSIC NAME</text:p>
          </table:table-cell>
          <table:table-cell office:value-type="string">
            <text:p>배경음악 제목</text:p>
          </table:table-cell>
          <table:table-cell table:number-columns-repeated="1021"/>
        </table:table-row>
        <table:table-row table:style-name="ro1">
          <table:table-cell office:value-type="string">
            <text:p>배경음악 파일</text:p>
          </table:table-cell>
          <table:table-cell office:value-type="string">
            <text:p>BACKMUSIC FILE</text:p>
          </table:table-cell>
          <table:table-cell office:value-type="string">
            <text:p>배경음악 파일</text:p>
          </table:table-cell>
          <table:table-cell table:number-columns-repeated="1021"/>
        </table:table-row>
        <table:table-row table:style-name="ro1">
          <table:table-cell office:value-type="string">
            <text:p>회원 아이디</text:p>
          </table:table-cell>
          <table:table-cell office:value-type="string">
            <text:p>MEM ID</text:p>
          </table:table-cell>
          <table:table-cell office:value-type="string">
            <text:p>회원 아이디</text:p>
          </table:table-cell>
          <table:table-cell table:number-columns-repeated="1021"/>
        </table:table-row>
        <table:table-row table:style-name="ro1">
          <table:table-cell office:value-type="string">
            <text:p>닉네임</text:p>
          </table:table-cell>
          <table:table-cell office:value-type="string">
            <text:p>NICKNAME</text:p>
          </table:table-cell>
          <table:table-cell office:value-type="string">
            <text:p>게임상 회원 닉네임</text:p>
          </table:table-cell>
          <table:table-cell table:number-columns-repeated="1021"/>
        </table:table-row>
        <table:table-row table:style-name="ro1">
          <table:table-cell office:value-type="string">
            <text:p>레벨</text:p>
          </table:table-cell>
          <table:table-cell office:value-type="string">
            <text:p>LEVEL</text:p>
          </table:table-cell>
          <table:table-cell office:value-type="string">
            <text:p>게임상 회원 레벨</text:p>
          </table:table-cell>
          <table:table-cell table:number-columns-repeated="1021"/>
        </table:table-row>
        <table:table-row table:style-name="ro1">
          <table:table-cell office:value-type="string">
            <text:p>경험치</text:p>
          </table:table-cell>
          <table:table-cell office:value-type="string">
            <text:p>EXP</text:p>
          </table:table-cell>
          <table:table-cell office:value-type="string">
            <text:p>게임상 회원 경험치</text:p>
          </table:table-cell>
          <table:table-cell table:number-columns-repeated="1021"/>
        </table:table-row>
        <table:table-row table:style-name="ro1">
          <table:table-cell office:value-type="string">
            <text:p>이김</text:p>
          </table:table-cell>
          <table:table-cell office:value-type="string">
            <text:p>WIN</text:p>
          </table:table-cell>
          <table:table-cell office:value-type="string">
            <text:p>게임 이긴 전적</text:p>
          </table:table-cell>
          <table:table-cell table:number-columns-repeated="1021"/>
        </table:table-row>
        <table:table-row table:style-name="ro1">
          <table:table-cell office:value-type="string">
            <text:p>짐</text:p>
          </table:table-cell>
          <table:table-cell office:value-type="string">
            <text:p>LOSW</text:p>
          </table:table-cell>
          <table:table-cell office:value-type="string">
            <text:p>게임 진 전적</text:p>
          </table:table-cell>
          <table:table-cell table:number-columns-repeated="1021"/>
        </table:table-row>
        <table:table-row table:style-name="ro1">
          <table:table-cell office:value-type="string">
            <text:p>포인트</text:p>
          </table:table-cell>
          <table:table-cell office:value-type="string">
            <text:p>POINT</text:p>
          </table:table-cell>
          <table:table-cell office:value-type="string">
            <text:p>게임재화</text:p>
          </table:table-cell>
          <table:table-cell table:number-columns-repeated="1021"/>
        </table:table-row>
        <table:table-row table:style-name="ro1">
          <table:table-cell office:value-type="string">
            <text:p>순위</text:p>
          </table:table-cell>
          <table:table-cell office:value-type="string">
            <text:p>RANK</text:p>
          </table:table-cell>
          <table:table-cell office:value-type="string">
            <text:p>게임 순위</text:p>
          </table:table-cell>
          <table:table-cell table:number-columns-repeated="1021"/>
        </table:table-row>
        <table:table-row table:style-name="ro1">
          <table:table-cell office:value-type="string">
            <text:p>댓글</text:p>
          </table:table-cell>
          <table:table-cell office:value-type="string">
            <text:p>CONNENTS</text:p>
          </table:table-cell>
          <table:table-cell table:style-name="ce23" office:value-type="string">
            <text:p>댓글</text:p>
          </table:table-cell>
          <table:table-cell table:number-columns-repeated="1021"/>
        </table:table-row>
        <table:table-row table:style-name="ro1">
          <table:table-cell office:value-type="string">
            <text:p>인벤토리</text:p>
          </table:table-cell>
          <table:table-cell office:value-type="string">
            <text:p>INVENTORY</text:p>
          </table:table-cell>
          <table:table-cell office:value-type="string">
            <text:p>게임상 내가 가지고 있는 정보</text:p>
          </table:table-cell>
          <table:table-cell table:number-columns-repeated="1021"/>
        </table:table-row>
        <table:table-row table:style-name="ro1">
          <table:table-cell office:value-type="string">
            <text:p>게시판</text:p>
          </table:table-cell>
          <table:table-cell office:value-type="string">
            <text:p>FFREEBOARD</text:p>
          </table:table-cell>
          <table:table-cell office:value-type="string">
            <text:p>자유게시판</text:p>
          </table:table-cell>
          <table:table-cell table:number-columns-repeated="1021"/>
        </table:table-row>
        <table:table-row table:style-name="ro1">
          <table:table-cell office:value-type="string">
            <text:p>카테고리</text:p>
          </table:table-cell>
          <table:table-cell office:value-type="string">
            <text:p>CATEGORY</text:p>
          </table:table-cell>
          <table:table-cell office:value-type="string">
            <text:p>게시판에서 분류할수 있게 만든 메뉴</text:p>
          </table:table-cell>
          <table:table-cell table:number-columns-repeated="1021"/>
        </table:table-row>
        <table:table-row table:style-name="ro1">
          <table:table-cell office:value-type="string">
            <text:p>친구</text:p>
          </table:table-cell>
          <table:table-cell office:value-type="string">
            <text:p>FRIEND</text:p>
          </table:table-cell>
          <table:table-cell office:value-type="string">
            <text:p>회원이 추가할수 있는 다른 회원</text:p>
          </table:table-cell>
          <table:table-cell table:number-columns-repeated="1021"/>
        </table:table-row>
        <table:table-row table:style-name="ro1">
          <table:table-cell office:value-type="string">
            <text:p>친구신청</text:p>
          </table:table-cell>
          <table:table-cell office:value-type="string">
            <text:p>FRIEND TARGET</text:p>
          </table:table-cell>
          <table:table-cell office:value-type="string">
            <text:p>회원이 추가한 다른 회원</text:p>
          </table:table-cell>
          <table:table-cell table:number-columns-repeated="1021"/>
        </table:table-row>
        <table:table-row table:style-name="ro1">
          <table:table-cell office:value-type="string">
            <text:p>문의 게시판</text:p>
          </table:table-cell>
          <table:table-cell office:value-type="string">
            <text:p>INQUIRY BOARD</text:p>
          </table:table-cell>
          <table:table-cell office:value-type="string">
            <text:p>문의사항을 이용할 수 있는 게시판</text:p>
          </table:table-cell>
          <table:table-cell table:number-columns-repeated="1021"/>
        </table:table-row>
        <table:table-row table:style-name="ro1">
          <table:table-cell office:value-type="string">
            <text:p>회원</text:p>
          </table:table-cell>
          <table:table-cell office:value-type="string">
            <text:p>MEMBER</text:p>
          </table:table-cell>
          <table:table-cell office:value-type="string">
            <text:p>서비스를 이용하고 있는 회원</text:p>
          </table:table-cell>
          <table:table-cell table:number-columns-repeated="1021"/>
        </table:table-row>
        <table:table-row table:style-name="ro1">
          <table:table-cell office:value-type="string">
            <text:p>아이디</text:p>
          </table:table-cell>
          <table:table-cell office:value-type="string">
            <text:p>ID</text:p>
          </table:table-cell>
          <table:table-cell office:value-type="string">
            <text:p>회원 아이디</text:p>
          </table:table-cell>
          <table:table-cell table:number-columns-repeated="1021"/>
        </table:table-row>
        <table:table-row table:style-name="ro1">
          <table:table-cell office:value-type="string">
            <text:p>비밀번호</text:p>
          </table:table-cell>
          <table:table-cell office:value-type="string">
            <text:p>PASS</text:p>
          </table:table-cell>
          <table:table-cell office:value-type="string">
            <text:p>회원 비밀번호</text:p>
          </table:table-cell>
          <table:table-cell table:number-columns-repeated="1021"/>
        </table:table-row>
        <table:table-row table:style-name="ro1">
          <table:table-cell office:value-type="string">
            <text:p>성별</text:p>
          </table:table-cell>
          <table:table-cell office:value-type="string">
            <text:p>GENDER</text:p>
          </table:table-cell>
          <table:table-cell office:value-type="string">
            <text:p>회원 성별</text:p>
          </table:table-cell>
          <table:table-cell table:number-columns-repeated="1021"/>
        </table:table-row>
        <table:table-row table:style-name="ro1">
          <table:table-cell office:value-type="string">
            <text:p>생일</text:p>
          </table:table-cell>
          <table:table-cell office:value-type="string">
            <text:p>BIR</text:p>
          </table:table-cell>
          <table:table-cell office:value-type="string">
            <text:p>회원 생일</text:p>
          </table:table-cell>
          <table:table-cell table:number-columns-repeated="1021"/>
        </table:table-row>
        <table:table-row table:style-name="ro1">
          <table:table-cell office:value-type="string">
            <text:p>메일</text:p>
          </table:table-cell>
          <table:table-cell office:value-type="string">
            <text:p>MAIL</text:p>
          </table:table-cell>
          <table:table-cell office:value-type="string">
            <text:p>회원 메일</text:p>
          </table:table-cell>
          <table:table-cell table:number-columns-repeated="1021"/>
        </table:table-row>
        <table:table-row table:style-name="ro1">
          <table:table-cell office:value-type="string">
            <text:p>주소1</text:p>
          </table:table-cell>
          <table:table-cell office:value-type="string">
            <text:p>ADD1</text:p>
          </table:table-cell>
          <table:table-cell office:value-type="string">
            <text:p>회원 주소1</text:p>
          </table:table-cell>
          <table:table-cell table:number-columns-repeated="1021"/>
        </table:table-row>
        <table:table-row table:style-name="ro1">
          <table:table-cell office:value-type="string">
            <text:p>주소2</text:p>
          </table:table-cell>
          <table:table-cell office:value-type="string">
            <text:p>ADD2</text:p>
          </table:table-cell>
          <table:table-cell office:value-type="string">
            <text:p>회원 주소2</text:p>
          </table:table-cell>
          <table:table-cell table:number-columns-repeated="1021"/>
        </table:table-row>
        <table:table-row table:style-name="ro1">
          <table:table-cell office:value-type="string">
            <text:p>집 전화번호</text:p>
          </table:table-cell>
          <table:table-cell office:value-type="string">
            <text:p>HOME TELL</text:p>
          </table:table-cell>
          <table:table-cell office:value-type="string">
            <text:p>회원 집 전화번호</text:p>
          </table:table-cell>
          <table:table-cell table:number-columns-repeated="1021"/>
        </table:table-row>
        <table:table-row table:style-name="ro1">
          <table:table-cell office:value-type="string">
            <text:p>공지사항</text:p>
          </table:table-cell>
          <table:table-cell office:value-type="string">
            <text:p>NOTICE BOARD</text:p>
          </table:table-cell>
          <table:table-cell office:value-type="string">
            <text:p>공지사항 게시글을 관리할수 잇는 게시판</text:p>
          </table:table-cell>
          <table:table-cell table:number-columns-repeated="1021"/>
        </table:table-row>
        <table:table-row table:style-name="ro1">
          <table:table-cell office:value-type="string">
            <text:p>제목</text:p>
          </table:table-cell>
          <table:table-cell office:value-type="string">
            <text:p>TITLE</text:p>
          </table:table-cell>
          <table:table-cell office:value-type="string">
            <text:p>회원이 작성한 제목</text:p>
          </table:table-cell>
          <table:table-cell table:number-columns-repeated="1021"/>
        </table:table-row>
        <table:table-row table:style-name="ro1">
          <table:table-cell office:value-type="string">
            <text:p>내용</text:p>
          </table:table-cell>
          <table:table-cell office:value-type="string">
            <text:p>CONTENTS</text:p>
          </table:table-cell>
          <table:table-cell office:value-type="string">
            <text:p>회원이 작성한 내용</text:p>
          </table:table-cell>
          <table:table-cell table:number-columns-repeated="1021"/>
        </table:table-row>
        <table:table-row table:style-name="ro1">
          <table:table-cell office:value-type="string">
            <text:p>날짜</text:p>
          </table:table-cell>
          <table:table-cell office:value-type="string">
            <text:p>DATE</text:p>
          </table:table-cell>
          <table:table-cell office:value-type="string">
            <text:p>회원이 작성한 날짜</text:p>
          </table:table-cell>
          <table:table-cell table:number-columns-repeated="1021"/>
        </table:table-row>
        <table:table-row table:style-name="ro1">
          <table:table-cell office:value-type="string">
            <text:p>관리자</text:p>
          </table:table-cell>
          <table:table-cell office:value-type="string">
            <text:p>MEANAGER</text:p>
          </table:table-cell>
          <table:table-cell office:value-type="string">
            <text:p>사이트를 관리하는 관리자</text:p>
          </table:table-cell>
          <table:table-cell table:number-columns-repeated="1021"/>
        </table:table-row>
        <table:table-row table:style-name="ro1">
          <table:table-cell office:value-type="string">
            <text:p>방</text:p>
          </table:table-cell>
          <table:table-cell office:value-type="string">
            <text:p>ROOM</text:p>
          </table:table-cell>
          <table:table-cell office:value-type="string">
            <text:p>게임플레이전 준비가능한 방</text:p>
          </table:table-cell>
          <table:table-cell table:number-columns-repeated="1021"/>
        </table:table-row>
        <table:table-row table:style-name="ro1">
          <table:table-cell office:value-type="string">
            <text:p>라운드</text:p>
          </table:table-cell>
          <table:table-cell office:value-type="string">
            <text:p>ROUND</text:p>
          </table:table-cell>
          <table:table-cell office:value-type="string">
            <text:p>게임을 실행할수 있는 수</text:p>
          </table:table-cell>
          <table:table-cell table:number-columns-repeated="1021"/>
        </table:table-row>
        <table:table-row table:style-name="ro1">
          <table:table-cell office:value-type="string">
            <text:p>팀</text:p>
          </table:table-cell>
          <table:table-cell office:value-type="string">
            <text:p>THEME</text:p>
          </table:table-cell>
          <table:table-cell office:value-type="string">
            <text:p>게임상 팀</text:p>
          </table:table-cell>
          <table:table-cell table:number-columns-repeated="1021"/>
        </table:table-row>
        <table:table-row table:style-name="ro1">
          <table:table-cell office:value-type="string">
            <text:p>방 주인</text:p>
          </table:table-cell>
          <table:table-cell office:value-type="string">
            <text:p>ROOM HOST</text:p>
          </table:table-cell>
          <table:table-cell office:value-type="string">
            <text:p>게임방을 만든 방장</text:p>
          </table:table-cell>
          <table:table-cell table:number-columns-repeated="1021"/>
        </table:table-row>
        <table:table-row table:style-name="ro1">
          <table:table-cell office:value-type="string">
            <text:p>상점</text:p>
          </table:table-cell>
          <table:table-cell office:value-type="string">
            <text:p>SHOP</text:p>
          </table:table-cell>
          <table:table-cell office:value-type="string">
            <text:p>게임상 상점</text:p>
          </table:table-cell>
          <table:table-cell table:number-columns-repeated="1021"/>
        </table:table-row>
        <table:table-row table:style-name="ro1">
          <table:table-cell office:value-type="string">
            <text:p>포인트</text:p>
          </table:table-cell>
          <table:table-cell office:value-type="string">
            <text:p>POINT</text:p>
          </table:table-cell>
          <table:table-cell office:value-type="string">
            <text:p>게임에서 사용할 수 있는 재화</text:p>
          </table:table-cell>
          <table:table-cell table:number-columns-repeated="1021"/>
        </table:table-row>
        <table:table-row table:style-name="ro7">
          <table:table-cell office:value-type="string">
            <text:p>워드</text:p>
          </table:table-cell>
          <table:table-cell table:style-name="Default" office:value-type="string">
            <text:p>WORD</text:p>
          </table:table-cell>
          <table:table-cell office:value-type="string">
            <text:p>게임에서 이용가능한 글자</text:p>
          </table:table-cell>
          <table:table-cell table:number-columns-repeated="1021"/>
        </table:table-row>
        <table:table-row table:style-name="ro7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3"/>
          <table:table-cell table:number-columns-repeated="1021"/>
        </table:table-row>
        <table:table-row table:style-name="ro1">
          <table:table-cell table:style-name="ce23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7">
          <table:table-cell/>
          <table:table-cell table:style-name="Default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굴림" svg:font-family="굴림" style:font-family-generic="modern" style:font-pitch="variable"/>
    <style:font-face style:name="굴림체" svg:font-family="굴림체" style:font-family-generic="modern" style:font-pitch="variable"/>
    <style:font-face style:name="돋움1" svg:font-family="돋움" style:font-family-generic="modern" style:font-pitch="variable"/>
    <style:font-face style:name="맑은 고딕" svg:font-family="'맑은 고딕'" style:font-family-generic="modern" style:font-pitch="variable"/>
    <style:font-face style:name="바탕체" svg:font-family="바탕체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147">
      <number:number number:decimal-places="2" number:min-integer-digits="0" number:decimal-replacement=""/>
    </number:number-style>
    <number:number-style style:name="N148P0" style:volatile="true">
      <number:number number:decimal-places="3" number:min-integer-digits="1" number:grouping="true"/>
    </number:number-style>
    <number:number-style style:name="N148">
      <style:text-properties fo:color="#ff0000"/>
      <number:text>-</number:text>
      <number:number number:decimal-places="3" number:min-integer-digits="1" number:grouping="true"/>
      <style:map style:condition="value()&gt;=0" style:apply-style-name="N148P0"/>
    </number:number-style>
    <number:number-style style:name="N149P0" style:volatile="true">
      <number:text>₩</number:text>
      <number:number number:decimal-places="2" number:min-integer-digits="1" number:grouping="true"/>
    </number:number-style>
    <number:number-style style:name="N149">
      <style:text-properties fo:color="#ff0000"/>
      <number:text>\\\\\\\\\\\-\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₩</number:text>
      <number:number number:decimal-places="0" number:min-integer-digits="1" number:grouping="true"/>
    </number:number-style>
    <number:number-style style:name="N150">
      <style:text-properties fo:color="#ff0000"/>
      <number:text>\\\\\\\\\-\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number number:decimal-places="0" number:min-integer-digits="1" number:grouping="true"/>
      <number:text> </number:text>
    </number:number-style>
    <number:number-style style:name="N151P2" style:volatile="true"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hours number:style="long"/>
      <number:text>:</number:text>
      <number:minutes number:style="long"/>
      <number:text>:</number:text>
      <number:seconds number:style="long"/>
      <number:text>\\\\\\\\ </number:text>
      <number:am-pm/>
      <number:text> </number:text>
    </number:time-style>
    <number:currency-style style:name="N15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5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53P0"/>
    </number:currency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-</number:text>
      <number:number number:decimal-places="2" number:min-integer-digits="1" number:grouping="true"/>
      <number:text> </number:text>
    </number:number-style>
    <number:number-style style:name="N155P2" style:volatile="true">
      <number:text>-</number:text>
      <number:number number: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8000" number:language="ko" number:country="KR">
      <number:number number:min-integer-digits="1"/>
    </number:number-style>
    <number:percentage-style style:name="N8011" number:language="ko" number:country="KR">
      <number:number number:decimal-places="2" number:min-integer-digits="1"/>
      <number:text>%</number:text>
    </number:percentage-style>
    <number:number-style style:name="N8147P0" style:volatile="true" number:language="ko" number:country="KR">
      <number:text>₩</number:text>
      <number:number number:decimal-places="0" number:min-integer-digits="1" number:grouping="true"/>
    </number:number-style>
    <number:number-style style:name="N8147" number:language="ko" number:country="KR">
      <number:text>-₩</number:text>
      <number:number number:decimal-places="0" number:min-integer-digits="1" number:grouping="true"/>
      <style:map style:condition="value()&gt;=0" style:apply-style-name="N8147P0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2" number:min-integer-digits="1" number:grouping="true"/>
    </number:number-style>
    <number:number-style style:name="N8149" number:language="ko" number:country="KR">
      <number:text>-₩</number:text>
      <number:number number:decimal-places="2" number:min-integer-digits="1" number:grouping="true"/>
      <style:map style:condition="value()&gt;=0" style:apply-style-name="N8149P0"/>
    </number:number-style>
    <number:number-style style:name="N8150P0" style:volatile="true" number:language="ko" number:country="KR">
      <number:text>₩</number:text>
      <number:number number:decimal-places="2" number:min-integer-digits="1" number:grouping="true"/>
    </number:number-style>
    <number:number-style style:name="N8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0P0"/>
    </number:number-style>
    <number:date-style style:name="N8151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3" number:language="ko" number:country="KR">
      <number:day number:style="long"/>
      <number:text>-</number:text>
      <number:month number:textual="true"/>
    </number:date-style>
    <number:date-style style:name="N8154" number:language="ko" number:country="KR">
      <number:month number:textual="true"/>
      <number:text>-</number:text>
      <number:year/>
    </number:date-style>
    <number:time-style style:name="N8155" number:language="ko" number:country="KR">
      <number:hours/>
      <number:text>:</number:text>
      <number:minutes number:style="long"/>
      <number:text> </number:text>
      <number:am-pm/>
    </number:time-style>
    <number:time-style style:name="N8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7" number:language="ko" number:country="KR">
      <number:hours/>
      <number:text>:</number:text>
      <number:minutes number:style="long"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8160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0P0"/>
    </number:currency-style>
    <number:currency-style style:name="N8161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1P0"/>
    </number:currency-style>
    <number:currency-style style:name="N8162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2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2P0"/>
    </number:currency-style>
    <number:currency-style style:name="N8163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3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3P0"/>
    </number:currency-style>
    <number:date-style style:name="N8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5" number:language="ko" number:country="KR">
      <number:month number:style="long"/>
      <number:text>-</number:text>
      <number:day number:style="long"/>
    </number:date-style>
    <number:date-style style:name="N8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8" number:language="ko" number:country="KR">
      <number:hours/>
      <number:text>시</number:text>
      <number:minutes number:style="long"/>
      <number:text>분</number:text>
    </number:time-style>
    <number:time-style style:name="N8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1P0" style:volatile="true" number:language="ko" number:country="KR">
      <number:number number:decimal-places="0" number:min-integer-digits="1" number:grouping="true"/>
    </number:number-style>
    <number:number-style style:name="N8171" number:language="ko" number:country="KR">
      <number:text>-</number:text>
      <number:number number:decimal-places="0" number:min-integer-digits="1" number:grouping="true"/>
      <style:map style:condition="value()&gt;=0" style:apply-style-name="N8171P0"/>
    </number:number-style>
    <number:number-style style:name="N8172P0" style:volatile="true" number:language="ko" number:country="KR">
      <number:number number:decimal-places="0" number:min-integer-digits="1" number:grouping="true"/>
    </number:number-style>
    <number:number-style style:name="N8172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2P0"/>
    </number:number-style>
    <number:number-style style:name="N8173P0" style:volatile="true" number:language="ko" number:country="KR">
      <number:number number:decimal-places="2" number:min-integer-digits="1" number:grouping="true"/>
    </number:number-style>
    <number:number-style style:name="N8173" number:language="ko" number:country="KR">
      <number:text>-</number:text>
      <number:number number:decimal-places="2" number:min-integer-digits="1" number:grouping="true"/>
      <style:map style:condition="value()&gt;=0" style:apply-style-name="N8173P0"/>
    </number:number-style>
    <number:number-style style:name="N8174P0" style:volatile="true" number:language="ko" number:country="KR">
      <number:number number:decimal-places="2" number:min-integer-digits="1" number:grouping="true"/>
    </number:number-style>
    <number:number-style style:name="N8174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4P0"/>
    </number:number-style>
    <number:number-style style:name="N8175P0" style:volatile="true" number:language="ko" number:country="KR">
      <number:text> </number:text>
      <number:number number:decimal-places="0" number:min-integer-digits="1" number:grouping="true"/>
      <number:text> </number:text>
    </number:number-style>
    <number:number-style style:name="N8175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75P2" style:volatile="true" number:language="ko" number:country="KR">
      <number:text> - </number:text>
    </number:number-style>
    <number:text-style style:name="N8175" number:language="ko" number:country="KR">
      <number:text> </number:text>
      <number:text-content/>
      <number:text> </number:text>
      <style:map style:condition="value()&gt;0" style:apply-style-name="N8175P0"/>
      <style:map style:condition="value()&lt;0" style:apply-style-name="N8175P1"/>
      <style:map style:condition="value()=0" style:apply-style-name="N8175P2"/>
    </number:text-style>
    <number:number-style style:name="N817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7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76P2" style:volatile="true" number:language="ko" number:country="KR">
      <number:text> ₩- </number:text>
    </number:number-style>
    <number:text-style style:name="N8176" number:language="ko" number:country="KR">
      <number:text> </number:text>
      <number:text-content/>
      <number:text> </number:text>
      <style:map style:condition="value()&gt;0" style:apply-style-name="N8176P0"/>
      <style:map style:condition="value()&lt;0" style:apply-style-name="N8176P1"/>
      <style:map style:condition="value()=0" style:apply-style-name="N8176P2"/>
    </number:text-style>
    <number:number-style style:name="N8177P0" style:volatile="true" number:language="ko" number:country="KR">
      <number:text> </number:text>
      <number:number number:decimal-places="2" number:min-integer-digits="1" number:grouping="true"/>
      <number:text> </number:text>
    </number:number-style>
    <number:number-style style:name="N8177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77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77" number:language="ko" number:country="KR">
      <number:text> </number:text>
      <number:text-content/>
      <number:text> </number:text>
      <style:map style:condition="value()&gt;0" style:apply-style-name="N8177P0"/>
      <style:map style:condition="value()&lt;0" style:apply-style-name="N8177P1"/>
      <style:map style:condition="value()=0" style:apply-style-name="N8177P2"/>
    </number:text-style>
    <number:number-style style:name="N8178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78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78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78" number:language="ko" number:country="KR">
      <number:text> </number:text>
      <number:text-content/>
      <number:text> </number:text>
      <style:map style:condition="value()&gt;0" style:apply-style-name="N8178P0"/>
      <style:map style:condition="value()&lt;0" style:apply-style-name="N8178P1"/>
      <style:map style:condition="value()=0" style:apply-style-name="N8178P2"/>
    </number:text-style>
    <number:time-style style:name="N8179" number:language="ko" number:country="KR">
      <number:minutes number:style="long"/>
      <number:text>:</number:text>
      <number:seconds number:style="long"/>
    </number:time-style>
    <number:time-style style:name="N8180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81" number:language="ko" number:country="KR">
      <number:minutes number:style="long"/>
      <number:text>:</number:text>
      <number:seconds number:style="long" number:decimal-places="1"/>
    </number:time-style>
    <number:number-style style:name="N8182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2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엑셀문서표준_28_세로_29_" style:display-name="_엑셀문서표준(세로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5f_요구사항추적매트릭스_28_CS_29__5f_보기" style:display-name="_요구사항추적매트릭스(CS)_보기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5f_요구사항추적표_28_웹_29__5f_양식" style:display-name="_요구사항추적표(웹)_양식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통합테스트빌드목록" style:display-name="_통합테스트빌드목록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5f_회의록관리대장_5f__23_.업무영역명" style:display-name="_회의록관리대장_#.업무영역명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eE_ad__20__5b_0_5d__5f_PERSONAL" style:display-name="AeE­ [0]_PERSONAL" style:family="table-cell" style:parent-style-name="Default" style:data-style-name="N14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AeE_ad__5f_PERSONAL" style:display-name="AeE­_PERSONAL" style:family="table-cell" style:parent-style-name="Default" style:data-style-name="N14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ALIGNMENT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ategory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omma_20_zerodec" style:display-name="comma zerodec" style:family="table-cell" style:parent-style-name="Default" style:data-style-name="N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urrency1" style:family="table-cell" style:parent-style-name="Default" style:data-style-name="N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_ffe5_AØ_5f_PERSONAL" style:display-name="C￥AØ_PERSON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Dollar_20__28_zero_20_dec_29_" style:display-name="Dollar (zero dec)" style:family="table-cell" style:parent-style-name="Default" style:data-style-name="N15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 style:data-style-name="N8000">
      <style:table-cell-properties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 style:data-style-name="N8000">
      <style:table-cell-properties fo:background-color="#ff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 style:data-style-name="N800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 style:data-style-name="N8000">
      <style:table-cell-properties fo:background-color="#cc99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 style:data-style-name="N8000">
      <style:table-cell-properties fo:background-color="#cc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 style:data-style-name="N8000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 style:data-style-name="N8000">
      <style:table-cell-properties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 style:data-style-name="N8000">
      <style:table-cell-properties fo:background-color="#ff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 style:data-style-name="N8000">
      <style:table-cell-properties fo:background-color="#00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 style:data-style-name="N8000">
      <style:table-cell-properties fo:background-color="#cc99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 style:data-style-name="N8000">
      <style:table-cell-properties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 style:data-style-name="N8000">
      <style:table-cell-properties fo:background-color="#ffcc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 style:data-style-name="N8000">
      <style:table-cell-properties fo:background-color="#0066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 style:data-style-name="N8000">
      <style:table-cell-properties fo:background-color="#ff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 style:data-style-name="N8000">
      <style:table-cell-properties fo:background-color="#00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 style:data-style-name="N8000">
      <style:table-cell-properties fo:background-color="#8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 style:data-style-name="N8000">
      <style:table-cell-properties fo:background-color="#33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 style:data-style-name="N8000">
      <style:table-cell-properties fo:background-color="#ff99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 style:data-style-name="N8000">
      <style:table-cell-properties fo:background-color="#3333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 style:data-style-name="N800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 style:data-style-name="N8000">
      <style:table-cell-properties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 style:data-style-name="N8000">
      <style:table-cell-properties fo:background-color="#8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 style:data-style-name="N8000">
      <style:table-cell-properties fo:background-color="#33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 style:data-style-name="N8000">
      <style:table-cell-properties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 style:data-style-name="N8000">
      <style:table-cell-properties fo:background-color="#ff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80008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 style:data-style-name="N800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035cm solid #808080" style:direction="ltr" style:rotation-angle="0" style:rotation-align="none" style:shrink-to-fit="false" style:vertical-align="middle"/>
      <style:paragraph-properties fo:margin-left="0cm" style:writing-mode="page"/>
      <style:text-properties fo:color="#ff99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 style:data-style-name="N8000">
      <style:table-cell-properties fo:background-color="#969696" style:cell-protect="protected" style:print-content="true" style:diagonal-bl-tr="none" style:diagonal-tl-br="none" style:text-align-source="value-type" style:repeat-content="false" fo:wrap-option="no-wrap" fo:border="0.105cm double #000000" style:border-line-width="0.035cm 0.035cm 0.035cm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808080" style:text-outline="false" style:text-line-through-style="none" style:font-name="맑은 고딕" fo:font-size="11pt" fo:font-style="italic" fo:text-shadow="none" style:text-underline-style="none" fo:font-weight="normal" style:font-name-asian="맑은 고딕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 style:data-style-name="N800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8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8000">
      <style:table-cell-properties fo:border-bottom="0.088cm solid #333399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3366" style:text-outline="false" style:text-line-through-style="none" style:font-name="맑은 고딕" fo:font-size="15pt" fo:font-style="normal" fo:text-shadow="none" style:text-underline-style="none" fo:font-weight="bold" style:font-name-asian="맑은 고딕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8000">
      <style:table-cell-properties fo:border-bottom="0.088cm solid #c0c0c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3366" style:text-outline="false" style:text-line-through-style="none" style:font-name="맑은 고딕" fo:font-size="13pt" fo:font-style="normal" fo:text-shadow="none" style:text-underline-style="none" fo:font-weight="bold" style:font-name-asian="맑은 고딕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8000">
      <style:table-cell-properties fo:border-bottom="0.035cm solid #0066c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3366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 style:data-style-name="N8000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0.035cm solid #808080" style:direction="ltr" style:rotation-angle="0" style:rotation-align="none" style:shrink-to-fit="false" style:vertical-align="middle"/>
      <style:paragraph-properties fo:margin-left="0cm" style:writing-mode="page"/>
      <style:text-properties fo:color="#333399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 style:data-style-name="N8000">
      <style:table-cell-properties fo:border-bottom="0.105cm double #000000" style:border-line-width-bottom="0.035cm 0.035cm 0.035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ff99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8000">
      <style:table-cell-properties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9933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 style:data-style-name="N800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035cm solid #c0c0c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 style:data-style-name="N800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035cm solid #333333" style:direction="ltr" style:rotation-angle="0" style:rotation-align="none" style:shrink-to-fit="false" style:vertical-align="middle"/>
      <style:paragraph-properties fo:margin-left="0cm" style:writing-mode="page"/>
      <style:text-properties fo:color="#333333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Excel_20_Built-in_20_Total" style:display-name="Excel Built-in Total" style:family="table-cell" style:parent-style-name="Default" style:data-style-name="N8000">
      <style:table-cell-properties fo:border-bottom="0.105cm double #000000" style:border-line-width-bottom="0.035cm 0.035cm 0.035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333399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Grey" style:family="table-cell" style:parent-style-name="Default" style:data-style-name="N800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HEADER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Header1" style:family="table-cell" style:parent-style-name="Default" style:data-style-name="N8000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" style:family="table-cell" style:parent-style-name="Default" style:data-style-name="N8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_20_1" style:display-name="Heading 1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돋움1" fo:font-size="16pt" fo:font-style="italic" fo:text-shadow="none" style:text-underline-style="none" fo:font-weight="bold" style:font-name-asian="돋움1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돋움1" fo:font-size="16pt" fo:font-style="italic" fo:text-shadow="none" style:text-underline-style="none" fo:font-weight="bold" style:font-name-asian="돋움1" style:font-size-asian="16pt" style:font-style-asian="italic" style:font-weight-asian="bold" style:font-size-complex="16pt" style:font-style-complex="italic" style:font-weight-complex="bold"/>
    </style:style>
    <style:style style:name="Hyperlink_5f_NEGS" style:display-name="Hyperlink_NEG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MS Sans Serif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Input_20__5b_yellow_5d_" style:display-name="Input [yellow]" style:family="table-cell" style:parent-style-name="Default" style:data-style-name="N800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odel" style:family="table-cell" style:parent-style-name="Default" style:data-style-name="N8000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Helv" fo:font-size="11pt" fo:font-style="normal" fo:text-shadow="none" style:text-underline-style="none" fo:font-weight="bold" style:font-size-asian="11pt" style:font-style-asian="normal" style:font-weight-asian="bold" style:font-name-complex="Helv" style:font-size-complex="11pt" style:font-style-complex="normal" style:font-weight-complex="bold"/>
    </style:style>
    <style:style style:name="Normal_20_-_20_Style1" style:display-name="Normal - Style1" style:family="table-cell" style:parent-style-name="Default" style:data-style-name="N15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굴림" fo:font-size="12pt" fo:font-style="normal" fo:text-shadow="none" style:text-underline-style="none" fo:font-weight="normal" style:font-name-asian="굴림" style:font-size-asian="12pt" style:font-style-asian="normal" style:font-weight-asian="normal" style:font-size-complex="12pt" style:font-style-complex="normal" style:font-weight-complex="normal"/>
    </style:style>
    <style:style style:name="Percent_20__5b_2_5d_" style:display-name="Percent [2]" style:family="table-cell" style:parent-style-name="Default" style:data-style-name="N8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Result_20_1" style:display-name="Result 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1" fo:font-size="11pt" fo:font-style="italic" fo:text-shadow="none" style:text-underline-style="solid" style:text-underline-width="auto" style:text-underline-color="font-color" fo:font-weight="bold" style:font-name-asian="돋움1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5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1" fo:font-size="11pt" fo:font-style="italic" fo:text-shadow="none" style:text-underline-style="solid" style:text-underline-width="auto" style:text-underline-color="font-color" fo:font-weight="bold" style:font-name-asian="돋움1" style:font-size-asian="11pt" style:font-style-asian="italic" style:font-weight-asian="bold" style:font-size-complex="11pt" style:font-style-complex="italic" style:font-weight-complex="bold"/>
    </style:style>
    <style:style style:name="subhead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Helv" fo:font-size="11pt" fo:font-style="normal" fo:text-shadow="none" style:text-underline-style="none" fo:font-weight="bold" style:font-size-asian="11pt" style:font-style-asian="normal" style:font-weight-asian="bold" style:font-name-complex="Helv" style:font-size-complex="11pt" style:font-style-complex="normal" style:font-weight-complex="bold"/>
    </style:style>
    <style:style style:name="스타일_20_1" style:display-name="스타일 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제목_20_5" style:display-name="제목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3366" style:text-outline="false" style:text-line-through-style="none" style:font-name="맑은 고딕" fo:font-size="18pt" fo:font-style="normal" fo:text-shadow="none" style:text-underline-style="none" fo:font-weight="bold" style:font-name-asian="맑은 고딕" style:font-size-asian="18pt" style:font-style-asian="normal" style:font-weight-asian="bold" style:font-size-complex="18pt" style:font-style-complex="normal" style:font-weight-complex="bold"/>
    </style:style>
    <style:style style:name="콤마_20__5b_0_5d__5f_95" style:display-name="콤마 [0]_95" style:family="table-cell" style:parent-style-name="Default" style:data-style-name="N15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콤마_5f_95" style:display-name="콤마_95" style:family="table-cell" style:parent-style-name="Default" style:data-style-name="N15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5f_엑셀문서표준_28_세로_29_" style:display-name="표준_엑셀문서표준(세로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표준_5f_요구사항추적표_28_웹_29__5f_양식" style:display-name="표준_요구사항추적표(웹)_양식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cm" fo:margin-bottom="0.75cm" fo:margin-left="0cm" fo:margin-right="0.559cm" style:print-page-order="ltr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3cm" fo:margin-bottom="1.3cm" fo:margin-left="2cm" fo:margin-right="2cm" style:print-page-order="ltr" style:first-page-number="continue" style:scale-to="100%" style:writing-mode="lr-tb" style:print="charts drawings objects zero-values"/>
      <style:header-style>
        <style:header-footer-properties fo:min-height="1.632cm" fo:margin-left="0cm" fo:margin-right="0cm" fo:margin-bottom="1.314cm"/>
      </style:header-style>
      <style:footer-style>
        <style:header-footer-properties fo:min-height="1.632cm" fo:margin-left="0cm" fo:margin-right="0cm" fo:margin-top="1.314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print-page-order="ltr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굴림체" fo:font-size="9pt" fo:font-style="normal" fo:text-shadow="none" style:text-underline-style="none" fo:font-weight="normal" style:font-name-asian="굴림체" style:font-size-asian="9pt" style:font-style-asian="normal" style:font-weight-asian="normal" style:font-size-complex="9pt" style:font-style-complex="normal" style:font-weight-complex="normal"/>
    </style:style>
    <style:style style:name="MT2" style:family="text">
      <style:text-properties fo:color="#000000" style:text-outline="false" style:text-line-through-style="none" style:text-position="0% 100%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4">2021-02-24</text:date>, <text:time>19:48:34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표지" style:display-name="PageStyle_표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개정이력" style:display-name="PageStyle_개정이력" style:page-layout-name="Mpm4">
      <style:header>
        <style:region-left>
          <text:p><text:span text:style-name="MT1">수입쇠고기 유통이력관리시스템</text:span></text:p>
        </style:region-left>
        <style:region-right>
          <text:p><text:span text:style-name="MT1">용어사전</text:span></text:p>
        </style:region-right>
      </style:header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용어사전" style:display-name="PageStyle_용어사전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페이지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24T19:48:34.18</dc:date>
    <meta:generator>OpenOffice/4.1.7$Win32 OpenOffice.org_project/417m1$Build-9800</meta:generator>
    <meta:editing-duration>PT15M5S</meta:editing-duration>
    <meta:editing-cycles>2</meta:editing-cycles>
    <meta:document-statistic meta:table-count="3" meta:cell-count="141" meta:object-count="0"/>
  </office:meta>
</office:document-meta>
</file>